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eginner’s Guide</text:h>
      <text:p text:style-name="First_20_paragraph">This guide shows step by step how to get started with OpenStreetMap. You will learn how to set up an account, how to use basic map editing software, and in later chapters you can learn how to go outside and collect information to put on the map. The coordination chapters contain information about <text:span text:style-name="T1">remote mapping</text:span></text:p>
      <text:p text:style-name="Text_20_body">Get started</text:p>
      <text:list xml:id="list4173430087163406720"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0:36:01.079541571</dc:date>
    <dc:creator>Nick Allen</dc:creator>
    <meta:editing-duration>P0D</meta:editing-duration>
    <meta:editing-cycles>1</meta:editing-cycles>
    <meta:document-statistic meta:table-count="0" meta:image-count="0" meta:object-count="0" meta:page-count="1" meta:paragraph-count="10" meta:word-count="75" meta:character-count="435" meta:non-whitespace-character-count="371"/>
    <meta:generator>LibreOffice/4.2.8.2$Linux_X86_64 LibreOffice_project/420m0$Build-2</meta:generator>
  </office:meta>
</office:document-meta>
</file>